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leau1" style:family="table">
      <style:table-properties style:width="17.59cm" fo:margin-left="0cm" fo:break-before="page" table:align="left"/>
    </style:style>
    <style:style style:name="Tableau1.A" style:family="table-column">
      <style:table-column-properties style:column-width="17.59cm"/>
    </style:style>
    <style:style style:name="Tableau1.A1" style:family="table-cell">
      <style:table-cell-properties style:vertical-align="middle" fo:padding="0.049cm" fo:border="none" style:writing-mode="lr-tb"/>
    </style:style>
    <style:style style:name="P1" style:family="paragraph" style:parent-style-name="Standard">
      <style:text-properties fo:language="fr" fo:country="FR"/>
    </style:style>
    <style:style style:name="P2" style:family="paragraph" style:parent-style-name="Table_20_Contents">
      <style:paragraph-properties fo:margin-top="0cm" fo:margin-bottom="0.499cm" loext:contextual-spacing="false"/>
    </style:style>
    <style:style style:name="P3" style:family="paragraph" style:parent-style-name="Table_20_Contents">
      <style:paragraph-properties fo:margin-top="0cm" fo:margin-bottom="0.499cm" loext:contextual-spacing="false"/>
      <style:text-properties fo:language="fr" fo:country="FR"/>
    </style:style>
    <style:style style:name="P4" style:family="paragraph" style:parent-style-name="Table_20_Contents">
      <style:paragraph-properties fo:margin-top="0cm" fo:margin-bottom="0.499cm" loext:contextual-spacing="false" fo:text-align="center" style:justify-single-word="false"/>
      <style:text-properties fo:language="fr" fo:country="FR"/>
    </style:style>
    <style:style style:name="P5" style:family="paragraph" style:parent-style-name="Table_20_Contents">
      <style:paragraph-properties fo:margin-top="0cm" fo:margin-bottom="0.499cm" loext:contextual-spacing="false"/>
      <style:text-properties officeooo:paragraph-rsid="00251b19"/>
    </style:style>
    <style:style style:name="P6" style:family="paragraph" style:parent-style-name="Standard" style:master-page-name="MP0">
      <style:paragraph-properties fo:text-align="center" style:justify-single-word="false" style:page-number="auto" fo:break-before="page"/>
    </style:style>
    <style:style style:name="T1" style:family="text">
      <style:text-properties fo:language="fr" fo:country="FR"/>
    </style:style>
    <style:style style:name="T2" style:family="text">
      <style:text-properties fo:language="fr" fo:country="FR" fo:font-style="italic" style:font-style-asian="italic" style:font-style-complex="italic"/>
    </style:style>
    <style:style style:name="T3" style:family="text">
      <style:text-properties fo:language="fr" fo:country="FR" fo:font-style="italic" officeooo:rsid="002208f6" style:font-style-asian="italic" style:font-style-complex="italic"/>
    </style:style>
    <style:style style:name="T4" style:family="text">
      <style:text-properties fo:language="fr" fo:country="FR" fo:font-style="italic" fo:font-weight="normal" officeooo:rsid="00251b19" style:font-style-asian="italic" style:font-weight-asian="normal" style:font-style-complex="italic" style:font-weight-complex="normal"/>
    </style:style>
    <style:style style:name="T5" style:family="text">
      <style:text-properties fo:language="fr" fo:country="FR" fo:font-weight="normal" style:font-weight-asian="normal" style:font-weight-complex="normal"/>
    </style:style>
    <style:style style:name="T6" style:family="text">
      <style:text-properties fo:language="fr" fo:country="FR" fo:font-weight="normal" officeooo:rsid="0020bbdc" style:font-weight-asian="normal" style:font-weight-complex="normal"/>
    </style:style>
    <style:style style:name="T7" style:family="text">
      <style:text-properties fo:language="fr" fo:country="FR" fo:font-weight="normal" officeooo:rsid="002208f6" style:font-weight-asian="normal" style:font-weight-complex="normal"/>
    </style:style>
    <style:style style:name="T8" style:family="text">
      <style:text-properties fo:language="fr" fo:country="FR" fo:font-weight="normal" officeooo:rsid="00248116" style:font-weight-asian="normal" style:font-weight-complex="normal"/>
    </style:style>
    <style:style style:name="T9" style:family="text">
      <style:text-properties fo:language="fr" fo:country="FR" fo:font-weight="normal" officeooo:rsid="00251b19" style:font-weight-asian="normal" style:font-weight-complex="normal"/>
    </style:style>
    <style:style style:name="T10" style:family="text">
      <style:text-properties fo:language="fr" fo:country="FR" fo:font-weight="normal" officeooo:rsid="0026f4d5" style:font-weight-asian="normal" style:font-weight-complex="normal"/>
    </style:style>
    <style:style style:name="T11" style:family="text">
      <style:text-properties fo:language="fr" fo:country="FR" officeooo:rsid="001fe284"/>
    </style:style>
    <style:style style:name="T12" style:family="text">
      <style:text-properties fo:language="fr" fo:country="FR" officeooo:rsid="0020bbdc"/>
    </style:style>
    <style:style style:name="T13" style:family="text">
      <style:text-properties fo:language="fr" fo:country="FR" officeooo:rsid="002208f6"/>
    </style:style>
    <style:style style:name="T14" style:family="text">
      <style:text-properties fo:language="fr" fo:country="FR" officeooo:rsid="0022e33b"/>
    </style:style>
    <style:style style:name="T15" style:family="text">
      <style:text-properties fo:language="fr" fo:country="FR" officeooo:rsid="00248116"/>
    </style:style>
    <style:style style:name="T16" style:family="text">
      <style:text-properties fo:language="fr" fo:country="FR" officeooo:rsid="00251b19"/>
    </style:style>
    <style:style style:name="T17" style:family="text">
      <style:text-properties fo:language="fr" fo:country="FR" officeooo:rsid="0026883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<text:span text:style-name="Strong_20_Emphasis"><text:span text:style-name="T1">Cas n°1</text:span></text:span><text:span text:style-name="Police_20_par_20_défaut"><text:span text:style-name="T1"> : </text:span></text:span><text:span text:style-name="Police_20_par_20_défaut"><text:span text:style-name="T11">S’</text:span></text:span><text:span text:style-name="Police_20_par_20_défaut"><text:span text:style-name="T14">inscrire</text:span></text:span><text:span text:style-name="Police_20_par_20_défaut"><text:span text:style-name="T1"><text:line-break/><text:line-break/><text:line-break/></text:span></text:span></text:p>
      <text:p text:style-name="Text_20_body"><text:bookmark text:name="r-2111661"/><text:span text:style-name="Strong_20_Emphasis"><text:span text:style-name="T1">Nom :</text:span></text:span><text:span text:style-name="Police_20_par_20_défaut"><text:span text:style-name="T1"> </text:span></text:span><text:span text:style-name="Police_20_par_20_défaut"><text:span text:style-name="T11">S’</text:span></text:span><text:span text:style-name="Police_20_par_20_défaut"><text:span text:style-name="T14">inscrire</text:span></text:span><text:span text:style-name="Police_20_par_20_défaut"><text:span text:style-name="T1"> (package « </text:span></text:span><text:span text:style-name="Police_20_par_20_défaut"><text:span text:style-name="T12">Authentification</text:span></text:span><text:span text:style-name="Police_20_par_20_défaut"><text:span text:style-name="T1"> »)<text:line-break/></text:span></text:span><text:span text:style-name="Strong_20_Emphasis"><text:span text:style-name="T1">Acteur(s) :</text:span></text:span><text:span text:style-name="Police_20_par_20_défaut"><text:span text:style-name="T1"> Client<text:line-break/></text:span></text:span><text:span text:style-name="Strong_20_Emphasis"><text:span text:style-name="T1">Description :</text:span></text:span><text:span text:style-name="Police_20_par_20_défaut"><text:span text:style-name="T1"> </text:span></text:span><text:span text:style-name="Police_20_par_20_défaut"><text:span text:style-name="T14">Inscription</text:span></text:span><text:span text:style-name="Police_20_par_20_défaut"><text:span text:style-name="T11"> de l’utilisateur</text:span></text:span><text:span text:style-name="Police_20_par_20_défaut"><text:span text:style-name="T1"><text:line-break/></text:span></text:span><text:span text:style-name="Strong_20_Emphasis"><text:span text:style-name="T1">Auteur :</text:span></text:span><text:span text:style-name="Police_20_par_20_défaut"><text:span text:style-name="T1"> Kirill PETROV<text:line-break/></text:span></text:span><text:span text:style-name="Strong_20_Emphasis"><text:span text:style-name="T1">Date(s) :</text:span></text:span><text:span text:style-name="Police_20_par_20_défaut"><text:span text:style-name="T1"> </text:span></text:span><text:span text:style-name="Police_20_par_20_défaut"><text:span text:style-name="T11">02</text:span></text:span><text:span text:style-name="Police_20_par_20_défaut"><text:span text:style-name="T1">/0</text:span></text:span><text:span text:style-name="Police_20_par_20_défaut"><text:span text:style-name="T11">7</text:span></text:span><text:span text:style-name="Police_20_par_20_défaut"><text:span text:style-name="T1">/2020(1ème rédaction)</text:span></text:span></text:p>
      <text:p text:style-name="Text_20_body"><text:bookmark text:name="r-2111696"/><text:bookmark text:name="r-2111697"/><text:bookmark text:name="r-2130205"/><text:bookmark text:name="r-2111668"/><text:span text:style-name="Strong_20_Emphasis"><text:span text:style-name="T1">Pré-conditions : -</text:span></text:span><text:span text:style-name="Police_20_par_20_défaut"><text:span text:style-name="T1"><text:line-break/></text:span></text:span><text:span text:style-name="Strong_20_Emphasis"><text:span text:style-name="T1">Démarrage :</text:span></text:span><text:span text:style-name="Police_20_par_20_défaut"><text:span text:style-name="T1"> L’utilisateur a demandé la page « </text:span></text:span><text:span text:style-name="Police_20_par_20_défaut"><text:span text:style-name="T14">S</text:span></text:span><text:span text:style-name="Police_20_par_20_défaut"><text:span text:style-name="T12">’</text:span></text:span><text:span text:style-name="Police_20_par_20_défaut"><text:span text:style-name="T14">inscrire</text:span></text:span><text:span text:style-name="Police_20_par_20_défaut"><text:span text:style-name="T1"> »</text:span></text:span></text:p>
      <table:table table:name="Tableau1" table:style-name="Tableau1">
        <table:table-column table:style-name="Tableau1.A"/>
        <table:table-row>
          <table:table-cell table:style-name="Tableau1.A1" office:value-type="string">
            <text:p text:style-name="P2"><text:bookmark text:name="r-2111664"/><text:bookmark text:name="r-2111667"/><text:span text:style-name="Strong_20_Emphasis"><text:span text:style-name="T1">DESCRIPTION</text:span></text:span></text:p>
            <text:p text:style-name="P2"><text:bookmark text:name="r-2111665"/><text:span text:style-name="Strong_20_Emphasis"><text:span text:style-name="T1">Le scénario nominal :</text:span></text:span></text:p>
            <text:p text:style-name="P5"><text:bookmark text:name="r-2111666"/><text:span text:style-name="Police_20_par_20_défaut"><text:span text:style-name="T1">1. </text:span></text:span><text:span text:style-name="Police_20_par_20_défaut"><text:span text:style-name="T3">L’utilisateur</text:span></text:span><text:span text:style-name="Police_20_par_20_défaut"><text:span text:style-name="T13"> re</text:span></text:span><text:span text:style-name="Police_20_par_20_défaut"><text:span text:style-name="T15">nseigne ses informations pour l’inscription</text:span></text:span><text:span text:style-name="Police_20_par_20_défaut"><text:span text:style-name="T13">.</text:span></text:span><text:span text:style-name="Élevé"><text:span text:style-name="T6"><text:line-break/></text:span></text:span><text:span text:style-name="Police_20_par_20_défaut"><text:span text:style-name="T7">2. </text:span></text:span><text:span text:style-name="Élevé"><text:span text:style-name="T12">Le système</text:span></text:span><text:span text:style-name="Police_20_par_20_défaut"><text:span text:style-name="T6"> vérifie </text:span></text:span><text:span text:style-name="Police_20_par_20_défaut"><text:span text:style-name="T8">si les informations sont bien renseignés(Validité e-mail, mot de passe sécurisé...)</text:span></text:span><text:span text:style-name="Police_20_par_20_défaut"><text:span text:style-name="T6">.<text:line-break/></text:span></text:span><text:span text:style-name="Police_20_par_20_défaut"><text:span text:style-name="T8">3. </text:span></text:span><text:span text:style-name="Élevé"><text:span text:style-name="T12">Le système</text:span></text:span><text:span text:style-name="Police_20_par_20_défaut"><text:span text:style-name="T6"> </text:span></text:span><text:span text:style-name="Police_20_par_20_défaut"><text:span text:style-name="T8">envoie <text:s/>un message pour valider l’inscription.<text:line-break/></text:span></text:span><text:span text:style-name="Police_20_par_20_défaut"><text:span text:style-name="T9">4</text:span></text:span><text:span text:style-name="Police_20_par_20_défaut"><text:span text:style-name="T8">. </text:span></text:span><text:span text:style-name="Police_20_par_20_défaut"><text:span text:style-name="T3">L’utilisateur</text:span></text:span><text:span text:style-name="Police_20_par_20_défaut"><text:span text:style-name="T6"> </text:span></text:span><text:span text:style-name="Police_20_par_20_défaut"><text:span text:style-name="T9">clique sur le lien pour valider l’inscription</text:span></text:span><text:span text:style-name="Police_20_par_20_défaut"><text:span text:style-name="T8">.<text:line-break/></text:span></text:span><text:span text:style-name="Police_20_par_20_défaut"><text:span text:style-name="T9">5</text:span></text:span><text:span text:style-name="Police_20_par_20_défaut"><text:span text:style-name="T8">. </text:span></text:span><text:span text:style-name="Élevé"><text:span text:style-name="T12">Le système </text:span></text:span><text:span text:style-name="Élevé"><text:span text:style-name="T8">inscrit l’utilisateur dans la base de données.</text:span></text:span></text:p>
          </table:table-cell>
        </table:table-row>
        <table:table-row>
          <table:table-cell table:style-name="Tableau1.A1" office:value-type="string">
            <text:p text:style-name="P2"><text:bookmark text:name="r-2111669"/><text:span text:style-name="Strong_20_Emphasis"><text:span text:style-name="T1">Les scénarios alternatifs</text:span></text:span><text:bookmark text:name="r-2111670"/></text:p>
            <text:p text:style-name="P5"><text:span text:style-name="T13">1</text:span><text:span text:style-name="T1">.a </text:span><text:span text:style-name="Police_20_par_20_défaut"><text:span text:style-name="T2">L’utilisateur</text:span></text:span><text:span text:style-name="T1"> d</text:span><text:span text:style-name="T13">é</text:span><text:span text:style-name="T1">cide de quitter la page </text:span><text:span text:style-name="T16">d’inscription</text:span><text:span text:style-name="T1"><text:line-break/></text:span><text:span text:style-name="T13">2</text:span><text:span text:style-name="Police_20_par_20_défaut"><text:span text:style-name="T1">.a</text:span></text:span><text:bookmark text:name="r-2111675"/><text:bookmark text:name="r-2111676"/><text:span text:style-name="Police_20_par_20_défaut"><text:span text:style-name="T1"> </text:span></text:span><text:span text:style-name="Élevé"><text:span text:style-name="T1">Le système </text:span></text:span><text:span text:style-name="Élevé"><text:span text:style-name="T5">ne </text:span></text:span><text:span text:style-name="Élevé"><text:span text:style-name="T9">valide pas certains informations et affiche un message d’erreur<text:line-break/>2.b</text:span></text:span><text:span text:style-name="Police_20_par_20_défaut"><text:span text:style-name="T9"> </text:span></text:span><text:span text:style-name="Élevé"><text:span text:style-name="T16">Le système </text:span></text:span><text:span text:style-name="Élevé"><text:span text:style-name="T9">trouve </text:span></text:span><text:span text:style-name="Élevé"><text:span text:style-name="T10">l’e-mail dans la base </text:span></text:span><text:span text:style-name="Élevé"><text:span text:style-name="T9">et affiche un message « Ce e-mail est déjà utilisé voulez vous récupérer le mot de passe ? </text:span></text:span><text:span text:style-name="Élevé"><text:span text:style-name="T10">(cas d’utilisation mot de passe oublié) </text:span></text:span><text:span text:style-name="Élevé"><text:span text:style-name="T9">» <text:line-break/>4.a </text:span></text:span><text:span text:style-name="Élevé"><text:span text:style-name="T4">L’utilisateur </text:span></text:span><text:span text:style-name="Élevé"><text:span text:style-name="T9">n’a pas validé l’inscription</text:span></text:span></text:p>
          </table:table-cell>
        </table:table-row>
        <table:table-row>
          <table:table-cell table:style-name="Tableau1.A1" office:value-type="string">
            <text:p text:style-name="P2"><text:bookmark text:name="r-2111673"/><text:span text:style-name="Strong_20_Emphasis"><text:span text:style-name="T1">Fin : </text:span></text:span><text:span text:style-name="Police_20_par_20_défaut"><text:span text:style-name="T1">Scénario nominal </text:span></text:span><text:span text:style-name="Police_20_par_20_défaut"><text:span text:style-name="T17">aux</text:span></text:span><text:span text:style-name="Police_20_par_20_défaut"><text:span text:style-name="T13"> étape</text:span></text:span><text:span text:style-name="Police_20_par_20_défaut"><text:span text:style-name="T17">s</text:span></text:span><text:span text:style-name="Police_20_par_20_défaut"><text:span text:style-name="T13"> 1</text:span></text:span><text:span text:style-name="Police_20_par_20_défaut"><text:span text:style-name="T1"> </text:span></text:span><text:span text:style-name="Police_20_par_20_défaut"><text:span text:style-name="T17">et 4 </text:span></text:span><text:span text:style-name="Police_20_par_20_défaut"><text:span text:style-name="T1">sur décision de l’utilisateur</text:span></text:span><text:bookmark text:name="r-2111678"/><text:bookmark text:name="r-2111679"/><text:span text:style-name="Police_20_par_20_défaut"><text:span text:style-name="T1">.</text:span></text:span></text:p>
          </table:table-cell>
        </table:table-row>
        <table:table-row>
          <table:table-cell table:style-name="Tableau1.A1" office:value-type="string">
            <text:p text:style-name="P2"><text:bookmark text:name="r-2111677"/><text:span text:style-name="Strong_20_Emphasis"><text:span text:style-name="T1">Post-conditions : </text:span></text:span><text:span text:style-name="Police_20_par_20_défaut"><text:span text:style-name="T1">Aucun</text:span></text:span><text:bookmark text:name="r-2111683"/><text:bookmark text:name="r-2111684"/><text:span text:style-name="Police_20_par_20_défaut"><text:span text:style-name="T1">.</text:span></text:span></text:p>
          </table:table-cell>
        </table:table-row>
        <table:table-row>
          <table:table-cell table:style-name="Tableau1.A1" office:value-type="string">
            <text:p text:style-name="P2"/>
            <text:p text:style-name="P2"><text:span text:style-name="Strong_20_Emphasis"><text:span text:style-name="T1">COMPLEMENTS</text:span></text:span></text:p>
            <text:p text:style-name="P2"><text:bookmark text:name="r-2111681"/><text:span text:style-name="Strong_20_Emphasis"><text:span text:style-name="T1">Ergonomie </text:span></text:span></text:p>
            <text:p text:style-name="P3"><text:bookmark text:name="r-2111682"/><text:s/></text:p>
          </table:table-cell>
        </table:table-row>
        <table:table-row>
          <table:table-cell table:style-name="Tableau1.A1" office:value-type="string">
            <text:p text:style-name="P2"><text:bookmark text:name="r-2111685"/><text:span text:style-name="Strong_20_Emphasis"><text:span text:style-name="T1">Performance attendue </text:span></text:span></text:p>
          </table:table-cell>
        </table:table-row>
        <table:table-row>
          <table:table-cell table:style-name="Tableau1.A1" office:value-type="string">
            <text:p text:style-name="P2"><text:bookmark text:name="r-2111689"/><text:span text:style-name="Strong_20_Emphasis"><text:span text:style-name="T1">Problèmes non résolus </text:span></text:span></text:p>
            <text:p text:style-name="P2"/>
          </table:table-cell>
        </table:table-row>
      </table:table>
      <text:p text:style-name="P1"/>
      <text:p text:style-name="P4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Police_20_par_20_défaut" style:display-name="Police par défaut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Élevé" style:family="text" style:parent-style-name="Police_20_par_20_défau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1.2$Windows_X86_64 LibreOffice_project/4d224e95b98b138af42a64d84056446d09082932</meta:generator>
    <meta:creation-date>2017-10-20T23:40:00Z</meta:creation-date>
    <dc:date>2020-07-09T18:29:35.294000000</dc:date>
    <meta:editing-cycles>18</meta:editing-cycles>
    <meta:editing-duration>PT3H41M46S</meta:editing-duration>
    <meta:document-statistic meta:table-count="1" meta:image-count="0" meta:object-count="0" meta:page-count="2" meta:paragraph-count="15" meta:word-count="181" meta:character-count="1206" meta:non-whitespace-character-count="1030"/>
    <meta:template xlink:type="simple" xlink:actuate="onRequest" xlink:title="" xlink:href="Normal"/>
  </office:meta>
</office:document-meta>
</file>